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sub>
              <mi>v</mi>
              <mi mathvariant="normal">θ</mi>
            </msub>
            <msub>
              <mi>v</mi>
              <mi>r</mi>
            </msub>
          </mfrac>
        </mrow>
        <mo fence="true" stretchy="true">)</mo>
      </mrow>
    </mrow>
    <annotation encoding="StarMath 5.0">%theta = tan^-1 left ( v_%theta over v_r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5:00:41.211594870</meta:creation-date>
    <meta:generator>LibreOffice/4.2.7.2$Linux_X86_64 LibreOffice_project/420$Build-2</meta:generator>
  </office:meta>
</office:document-meta>
</file>